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3.627cm"/>
    </style:style>
    <style:style style:name="co3" style:family="table-column">
      <style:table-column-properties fo:break-before="auto" style:column-width="3.1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13cm"/>
    </style:style>
    <style:style style:name="ro1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some_free_energy_generator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3" table:default-cell-style-name="ce3"/>
        <table:table-column table:style-name="co1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atent numbe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Maximal energy being able to be extracted [kWh]</text:p>
          </table:table-cell>
          <table:table-cell table:style-name="ce1" office:value-type="string">
            <text:p>Type of energy source / Science section</text:p>
          </table:table-cell>
          <table:table-cell table:style-name="ce1" office:value-type="string">
            <text:p>Maximal power [Watts]</text:p>
          </table:table-cell>
          <table:table-cell table:style-name="ce1" office:value-type="string">
            <text:p>Installation surface [m^2]</text:p>
          </table:table-cell>
          <table:table-cell table:style-name="ce1" office:value-type="string">
            <text:p>Installation surface for 1 MW [m^2]</text:p>
          </table:table-cell>
          <table:table-cell table:style-name="ce1" office:value-type="string">
            <text:p>Mass for 1 MW [kg]</text:p>
          </table:table-cell>
          <table:table-cell table:style-name="ce1" office:value-type="string">
            <text:p>Capital expenditure for 1 MW [euros]</text:p>
          </table:table-cell>
          <table:table-cell table:style-name="ce1" office:value-type="string">
            <text:p>Operation expenditure for 1 MW monthly [euros]</text:p>
          </table:table-cell>
          <table:table-cell table:style-name="ce1" office:value-type="string">
            <text:p>Annual budget for maintenance for 1 MW [euros]</text:p>
          </table:table-cell>
          <table:table-cell table:style-name="ce1" office:value-type="string">
            <text:p>Power ratio per surface area [Watts/m^2]</text:p>
          </table:table-cell>
          <table:table-cell table:style-name="ce1" office:value-type="string">
            <text:p>Type of staff</text:p>
          </table:table-cell>
          <table:table-cell table:style-name="ce1" office:value-type="string">
            <text:p>Means of production</text:p>
          </table:table-cell>
          <table:table-cell table:style-name="ce1" office:value-type="string">
            <text:p>Type of materials could be used</text:p>
          </table:table-cell>
        </table:table-row>
        <table:table-row table:style-name="ro2">
          <table:table-cell office:value-type="string">
            <text:p>Device and method for utilizing a monopole motor to create back EMF to charge batteries</text:p>
          </table:table-cell>
          <table:table-cell office:value-type="string">
            <text:p>US6545444</text:p>
          </table:table-cell>
          <table:table-cell office:value-type="string">
            <text:p><text:a xlink:href="https://patents.google.com/patent/US6545444B2/en?oq=US6545444">https://patents.google.com/patent/US6545444B2/en?oq=US6545444</text:a></text:p>
          </table:table-cell>
          <table:table-cell office:value-type="string">
            <text:p>Unlimited</text:p>
          </table:table-cell>
          <table:table-cell office:value-type="string">
            <text:p>Zero point energy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2]/[.H2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3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Continuous electrical generator</text:p>
          </table:table-cell>
          <table:table-cell office:value-type="string">
            <text:p>US20020125774A1</text:p>
          </table:table-cell>
          <table:table-cell office:value-type="string">
            <text:p><text:a xlink:href="https://patents.google.com/patent/US20020125774A1/en?oq=US20020125774A1">https://patents.google.com/patent/US20020125774A1/en?oq=US20020125774A1</text:a></text:p>
          </table:table-cell>
          <table:table-cell office:value-type="string">
            <text:p>Unlimited</text:p>
          </table:table-cell>
          <table:table-cell office:value-type="string">
            <text:p>Zero point energy / Electromagnetic field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3]/[.H3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4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Perpetual self-generator of electrical energy</text:p>
          </table:table-cell>
          <table:table-cell office:value-type="string">
            <text:p>FR739458</text:p>
          </table:table-cell>
          <table:table-cell office:value-type="string">
            <text:p><text:a xlink:href="https://patents.google.com/patent/FR739458A/en?oq=FR739458">https://patents.google.com/patent/FR739458A/en?oq=FR739458</text:a></text:p>
          </table:table-cell>
          <table:table-cell office:value-type="string">
            <text:p>Unlimited</text:p>
          </table:table-cell>
          <table:table-cell office:value-type="string">
            <text:p>Zero point energy / Electromagnetic field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4]/[.H4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5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Activator for isotopic mutation</text:p>
          </table:table-cell>
          <table:table-cell office:value-type="string">
            <text:p>FR2680613A1</text:p>
          </table:table-cell>
          <table:table-cell office:value-type="string">
            <text:p><text:a xlink:href="https://patents.google.com/patent/FR2680613A1/en?oq=FR2680613A1">https://patents.google.com/patent/FR2680613A1/en?oq=FR2680613A1</text:a></text:p>
          </table:table-cell>
          <table:table-cell office:value-type="string">
            <text:p>Unlimited</text:p>
          </table:table-cell>
          <table:table-cell office:value-type="string">
            <text:p>Zero point energy / Resonant nuclear ferromagnetism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5]/[.H5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6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Efficient electrical conversion switching tube suitable for inductive loads</text:p>
          </table:table-cell>
          <table:table-cell office:value-type="string">
            <text:p>US4661747A</text:p>
          </table:table-cell>
          <table:table-cell office:value-type="string">
            <text:p><text:a xlink:href="https://patents.google.com/patent/US4661747A/en?oq=US4661747">https://patents.google.com/patent/US4661747A/en?oq=US4661747</text:a></text:p>
          </table:table-cell>
          <table:table-cell office:value-type="string">
            <text:p>Unlimited</text:p>
          </table:table-cell>
          <table:table-cell office:value-type="string">
            <text:p>Zero point energy / Ether energy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6]/[.H6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7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Electrical battery as earth battery</text:p>
          </table:table-cell>
          <table:table-cell office:value-type="string">
            <text:p>US600457</text:p>
          </table:table-cell>
          <table:table-cell office:value-type="string">
            <text:p><text:a xlink:href="https://patents.google.com/patent/US600457A/en?oq=US600457">https://patents.google.com/patent/US600457A/en?oq=US600457</text:a></text:p>
          </table:table-cell>
          <table:table-cell office:value-type="string">
            <text:p>Unlimited</text:p>
          </table:table-cell>
          <table:table-cell office:value-type="string">
            <text:p>Telluric energy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7]/[.H7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8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Solid state electric generator</text:p>
          </table:table-cell>
          <table:table-cell office:value-type="string">
            <text:p>US20060163971A1</text:p>
          </table:table-cell>
          <table:table-cell office:value-type="string">
            <text:p><text:a xlink:href="https://patents.google.com/patent/US20060163971A1/en?oq=US2006%2F0163971A1">https://patents.google.com/patent/US20060163971A1/en?oq=US2006%2f0163971A1</text:a></text:p>
          </table:table-cell>
          <table:table-cell office:value-type="string">
            <text:p>Unlimited</text:p>
          </table:table-cell>
          <table:table-cell office:value-type="string">
            <text:p>Zero point energy / Electromagnetic fields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8]/[.H8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9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Motionless electromagnetic generator</text:p>
          </table:table-cell>
          <table:table-cell office:value-type="string">
            <text:p>US6362718B1</text:p>
          </table:table-cell>
          <table:table-cell office:value-type="string">
            <text:p><text:a xlink:href="https://patents.google.com/patent/US6362718B1/en?oq=US6362718">https://patents.google.com/patent/US6362718B1/en?oq=US6362718</text:a></text:p>
          </table:table-cell>
          <table:table-cell office:value-type="string">
            <text:p>Unlimited</text:p>
          </table:table-cell>
          <table:table-cell office:value-type="string">
            <text:p>Zero point energy / Electromagnetic fields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9]/[.H9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0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Magnetic Flywheel Induction Engine-Motor-Generator</text:p>
          </table:table-cell>
          <table:table-cell office:value-type="string">
            <text:p>US20150188400A1</text:p>
          </table:table-cell>
          <table:table-cell office:value-type="string">
            <text:p><text:a xlink:href="https://patents.google.com/patent/US20150188400A1/en">https://patents.google.com/patent/US20150188400A1/en</text:a></text:p>
          </table:table-cell>
          <table:table-cell office:value-type="string">
            <text:p>Unlimited</text:p>
          </table:table-cell>
          <table:table-cell office:value-type="string">
            <text:p>Zero point energy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0]/[.H10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1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A new apparatus for producing an electric current</text:p>
          </table:table-cell>
          <table:table-cell office:value-type="string">
            <text:p>GB763062A</text:p>
          </table:table-cell>
          <table:table-cell office:value-type="string">
            <text:p><text:a xlink:href="https://patents.google.com/patent/GB763062A/en?oq=GB763062">https://patents.google.com/patent/GB763062A/en?oq=GB763062</text:a></text:p>
          </table:table-cell>
          <table:table-cell office:value-type="string">
            <text:p>Unlimited</text:p>
          </table:table-cell>
          <table:table-cell office:value-type="string">
            <text:p>Radioactive energy / Nuclear magnetic resonance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1]/[.H11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2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Apparatus for the utilization of radiant energy</text:p>
          </table:table-cell>
          <table:table-cell office:value-type="string">
            <text:p>US685957A</text:p>
          </table:table-cell>
          <table:table-cell office:value-type="string">
            <text:p><text:a xlink:href="https://patents.google.com/patent/US685957A/en?oq=US685957">https://patents.google.com/patent/US685957A/en?oq=US685957</text:a></text:p>
          </table:table-cell>
          <table:table-cell office:value-type="string">
            <text:p>Unlimited</text:p>
          </table:table-cell>
          <table:table-cell office:value-type="string">
            <text:p>Zero point energy / Radiant energy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2]/[.H12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3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Permanent magnet motion conversion device</text:p>
          </table:table-cell>
          <table:table-cell office:value-type="string">
            <text:p>US3879622A</text:p>
          </table:table-cell>
          <table:table-cell office:value-type="string">
            <text:p><text:a xlink:href="https://patents.google.com/patent/US3879622A/en?oq=US3879622">https://patents.google.com/patent/US3879622A/en?oq=US3879622</text:a></text:p>
          </table:table-cell>
          <table:table-cell office:value-type="string">
            <text:p>Unlimited</text:p>
          </table:table-cell>
          <table:table-cell office:value-type="string">
            <text:p>Zero point energy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3]/[.H13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4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Carousel electric generator</text:p>
          </table:table-cell>
          <table:table-cell office:value-type="string">
            <text:p>US5625241A</text:p>
          </table:table-cell>
          <table:table-cell office:value-type="string">
            <text:p><text:a xlink:href="https://patents.google.com/patent/US5625241A/en?oq=US5625241">https://patents.google.com/patent/US5625241A/en?oq=US5625241</text:a></text:p>
          </table:table-cell>
          <table:table-cell office:value-type="string">
            <text:p>Unlimited</text:p>
          </table:table-cell>
          <table:table-cell office:value-type="string">
            <text:p>Zero point energy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4]/[.H14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5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Gravitational magnetic energy convertor</text:p>
          </table:table-cell>
          <table:table-cell office:value-type="string">
            <text:p>US20080174121A1</text:p>
          </table:table-cell>
          <table:table-cell office:value-type="string">
            <text:p><text:a xlink:href="https://patents.google.com/patent/US20080174121A1/en?q=H02K53%2F00">https://patents.google.com/patent/US20080174121A1/en?q=H02K53%2f00</text:a></text:p>
          </table:table-cell>
          <table:table-cell office:value-type="string">
            <text:p>Unlimited</text:p>
          </table:table-cell>
          <table:table-cell office:value-type="string">
            <text:p>Gravity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5]/[.H15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6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Self-powered alternative energy machine to generate electricity</text:p>
          </table:table-cell>
          <table:table-cell office:value-type="string">
            <text:p>US10110109B2</text:p>
          </table:table-cell>
          <table:table-cell office:value-type="string">
            <text:p><text:a xlink:href="https://patents.google.com/patent/US10110109B2/en?q=H02K53%2F00">https://patents.google.com/patent/US10110109B2/en?q=H02K53%2f00</text:a></text:p>
          </table:table-cell>
          <table:table-cell office:value-type="string">
            <text:p>Unlimited</text:p>
          </table:table-cell>
          <table:table-cell office:value-type="string">
            <text:p>Zero point energy / Magnetic field of permanent magnet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6]/[.H16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7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The energy machine of Thomas Henry Moray</text:p>
          </table:table-cell>
          <table:table-cell office:value-type="string">
            <text:p>No patent</text:p>
          </table:table-cell>
          <table:table-cell office:value-type="string">
            <text:p><text:a xlink:href="https://www.c-4-c.com/the-energy-machine-of-thenry-moray-68/">https://www.c-4-c.com/the-energy-machine-of-thenry-moray-68/</text:a></text:p>
          </table:table-cell>
          <table:table-cell office:value-type="string">
            <text:p>Unlimited</text:p>
          </table:table-cell>
          <table:table-cell office:value-type="string">
            <text:p>Zero point energy / Plasma physic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7]/[.H17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8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Steve Marks' toroidal power unit</text:p>
          </table:table-cell>
          <table:table-cell office:value-type="string">
            <text:p>No patent</text:p>
          </table:table-cell>
          <table:table-cell office:value-type="string">
            <text:p><text:a xlink:href="http://rexresearch.com/markstpu/markstpu.html">http://rexresearch.com/markstpu/markstpu.html</text:a></text:p>
          </table:table-cell>
          <table:table-cell office:value-type="string">
            <text:p>Unlimited</text:p>
          </table:table-cell>
          <table:table-cell office:value-type="string">
            <text:p>Electromagnetic fields / Particle accelerator for electrons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8]/[.H18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19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Chas Campbell devices / Extracting energy from gravity</text:p>
          </table:table-cell>
          <table:table-cell office:value-type="string">
            <text:p>WO2006077451A1</text:p>
          </table:table-cell>
          <table:table-cell office:value-type="string">
            <text:p><text:a xlink:href="https://patents.google.com/patent/WO2006077451A1/en">https://patents.google.com/patent/WO2006077451A1/en</text:a></text:p>
          </table:table-cell>
          <table:table-cell office:value-type="string">
            <text:p>Unlimited</text:p>
          </table:table-cell>
          <table:table-cell office:value-type="string">
            <text:p>Gravity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19]/[.H19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20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  <table:table-row table:style-name="ro2">
          <table:table-cell office:value-type="string">
            <text:p>Floyd Sweet's vacuum triode amplifier</text:p>
          </table:table-cell>
          <table:table-cell office:value-type="string">
            <text:p>No patent</text:p>
          </table:table-cell>
          <table:table-cell office:value-type="string">
            <text:p><text:a xlink:href="http://jnaudin.free.fr/html/vta.htm">http://jnaudin.free.fr/html/vta.htm</text:a></text:p>
          </table:table-cell>
          <table:table-cell office:value-type="string">
            <text:p>Unlimited</text:p>
          </table:table-cell>
          <table:table-cell office:value-type="string">
            <text:p>Zero point energy / Electromagnetic fields / Magnetic field of permanent magnets / Nuclear magnetic resonance</text:p>
          </table:table-cell>
          <table:table-cell table:number-columns-repeated="5" office:value-type="string">
            <text:p>To be calculated</text:p>
          </table:table-cell>
          <table:table-cell table:number-columns-repeated="2" office:value-type="string">
            <text:p>To be calculated precisely and I think it's less than 1000 euros.</text:p>
          </table:table-cell>
          <table:table-cell table:formula="of:=[.F20]/[.H20]" office:value-type="float" office:value="0">
            <text:p>#VALEUR !</text:p>
          </table:table-cell>
          <table:table-cell office:value-type="string">
            <text:p>Workers / Technicians / Engineers</text:p>
          </table:table-cell>
          <table:table-cell office:value-type="string">
            <text:p>21D printing / Laser cutting / Foundry</text:p>
          </table:table-cell>
          <table:table-cell office:value-type="string">
            <text:p>Copper wires / Stainless steel / Electronic circuits / Permanent magnets / Nylon plasti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5">15/03/2023</text:date>, <text:time>20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5M30S</meta:editing-duration>
    <meta:editing-cycles>12</meta:editing-cycles>
    <meta:generator>OpenOffice/4.1.13$Win32 OpenOffice.org_project/4113m1$Build-9810</meta:generator>
    <dc:date>2023-03-15T20:16:19.46</dc:date>
    <meta:document-statistic meta:table-count="1" meta:cell-count="320" meta:object-count="0"/>
    <meta:user-defined meta:name="Info 1"/>
    <meta:user-defined meta:name="Info 2"/>
    <meta:user-defined meta:name="Info 3"/>
    <meta:user-defined meta:name="Info 4"/>
  </office:meta>
</office:document-meta>
</file>